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54pt" officeooo:rsid="001ab14a" officeooo:paragraph-rsid="001ab14a" style:font-size-asian="47.25pt" style:font-size-complex="54pt"/>
    </style:style>
    <style:style style:name="P2" style:family="paragraph" style:parent-style-name="Standard">
      <style:text-properties fo:font-size="32pt" officeooo:rsid="001ab14a" officeooo:paragraph-rsid="001ab14a" style:font-size-asian="28pt" style:font-size-complex="32pt"/>
    </style:style>
    <style:style style:name="P3" style:family="paragraph" style:parent-style-name="Standard">
      <style:text-properties fo:font-size="26pt" officeooo:rsid="001ab14a" officeooo:paragraph-rsid="001ab14a" style:font-size-asian="26pt" style:font-size-complex="26pt"/>
    </style:style>
    <style:style style:name="P4" style:family="paragraph" style:parent-style-name="Standard">
      <style:text-properties fo:font-size="26pt" style:text-underline-style="solid" style:text-underline-width="auto" style:text-underline-color="font-color" officeooo:rsid="001b9f13" officeooo:paragraph-rsid="001b9f13" style:font-size-asian="26pt" style:font-size-complex="26pt"/>
    </style:style>
    <style:style style:name="P5" style:family="paragraph" style:parent-style-name="Standard">
      <style:text-properties fo:font-size="26pt" style:text-underline-style="solid" style:text-underline-width="auto" style:text-underline-color="font-color" fo:font-weight="normal" officeooo:rsid="001b9f13" officeooo:paragraph-rsid="001b9f13" style:font-size-asian="26pt" style:font-weight-asian="normal" style:font-size-complex="26pt" style:font-weight-complex="normal"/>
    </style:style>
    <style:style style:name="P6" style:family="paragraph" style:parent-style-name="Standard">
      <style:text-properties fo:font-size="26pt" fo:font-style="italic" style:text-underline-style="solid" style:text-underline-width="auto" style:text-underline-color="font-color" fo:font-weight="bold" officeooo:rsid="001b9f13" officeooo:paragraph-rsid="001b9f13" style:font-size-asian="26pt" style:font-style-asian="italic" style:font-weight-asian="bold" style:font-size-complex="26pt" style:font-style-complex="italic" style:font-weight-complex="bold"/>
    </style:style>
    <style:style style:name="P7" style:family="paragraph" style:parent-style-name="Standard">
      <style:text-properties fo:font-size="26pt" fo:font-style="italic" style:text-underline-style="solid" style:text-underline-width="auto" style:text-underline-color="font-color" fo:font-weight="bold" officeooo:rsid="001b9f13" officeooo:paragraph-rsid="001db1d9" style:font-size-asian="26pt" style:font-style-asian="italic" style:font-weight-asian="bold" style:font-size-complex="26pt" style:font-style-complex="italic" style:font-weight-complex="bold"/>
    </style:style>
    <style:style style:name="P8" style:family="paragraph" style:parent-style-name="Standard">
      <style:text-properties fo:font-size="16pt" style:text-underline-style="none" officeooo:rsid="001b9f13" officeooo:paragraph-rsid="001b9f13" style:font-size-asian="16pt" style:font-size-complex="16pt"/>
    </style:style>
    <style:style style:name="P9" style:family="paragraph" style:parent-style-name="Standard">
      <style:text-properties fo:font-size="16pt" style:text-underline-style="none" officeooo:rsid="001db1d9" officeooo:paragraph-rsid="001db1d9" style:font-size-asian="16pt" style:font-size-complex="16pt"/>
    </style:style>
    <style:style style:name="P10" style:family="paragraph" style:parent-style-name="Standard">
      <style:text-properties fo:font-size="16pt" style:text-underline-style="none" officeooo:rsid="001b9f13" officeooo:paragraph-rsid="001b9f13" style:font-size-asian="14pt" style:font-size-complex="16pt"/>
    </style:style>
    <style:style style:name="P11" style:family="paragraph" style:parent-style-name="Standard">
      <style:text-properties fo:font-size="16pt" style:text-underline-style="none" officeooo:rsid="001d08ae" officeooo:paragraph-rsid="001b9f13" style:font-size-asian="14pt" style:font-size-complex="16pt"/>
    </style:style>
    <style:style style:name="P12" style:family="paragraph" style:parent-style-name="Standard">
      <style:text-properties fo:font-size="16pt" style:text-underline-style="none" officeooo:rsid="001d470b" officeooo:paragraph-rsid="001d470b" style:font-size-asian="14pt" style:font-size-complex="16pt"/>
    </style:style>
    <style:style style:name="P13" style:family="paragraph" style:parent-style-name="Standard">
      <style:text-properties fo:font-size="16pt" style:text-underline-style="none" officeooo:rsid="001da4c1" officeooo:paragraph-rsid="001da4c1" style:font-size-asian="14pt" style:font-size-complex="16pt"/>
    </style:style>
    <style:style style:name="P14" style:family="paragraph" style:parent-style-name="Standard">
      <style:text-properties fo:font-size="16pt" style:text-underline-style="none" fo:font-weight="normal" officeooo:rsid="001b9f13" officeooo:paragraph-rsid="001b9f13" style:font-size-asian="16pt" style:font-weight-asian="normal" style:font-size-complex="16pt" style:font-weight-complex="normal"/>
    </style:style>
    <style:style style:name="P15" style:family="paragraph" style:parent-style-name="Standard">
      <style:text-properties fo:font-size="16pt" style:text-underline-style="none" fo:font-weight="normal" officeooo:rsid="001d470b" officeooo:paragraph-rsid="001d470b" style:font-size-asian="16pt" style:font-weight-asian="normal" style:font-size-complex="16pt" style:font-weight-complex="normal"/>
    </style:style>
    <style:style style:name="P16" style:family="paragraph" style:parent-style-name="Standard">
      <style:text-properties fo:font-size="16pt" fo:font-style="normal" style:text-underline-style="none" fo:font-weight="normal" officeooo:rsid="001d470b" officeooo:paragraph-rsid="001d470b" style:font-size-asian="14pt" style:font-style-asian="normal" style:font-weight-asian="normal" style:font-size-complex="16pt" style:font-style-complex="normal" style:font-weight-complex="normal"/>
    </style:style>
    <style:style style:name="T1" style:family="text">
      <style:text-properties officeooo:rsid="001db1d9"/>
    </style:style>
    <style:style style:name="T2" style:family="text">
      <style:text-properties officeooo:rsid="001dfa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Práctica <text:span text:style-name="T1">5</text:span>:</text:p>
      <text:p text:style-name="P1"/>
      <text:p text:style-name="P1">Programación en</text:p>
      <text:p text:style-name="P1">MATLAB/OCTAVE</text:p>
      <text:p text:style-name="P1"/>
      <text:p text:style-name="P1"/>
      <text:p text:style-name="P1"/>
      <text:p text:style-name="P1"/>
      <text:p text:style-name="P2">Juan Jesús Carmona Tejero</text:p>
      <text:p text:style-name="P2"/>
      <text:p text:style-name="P3">Todos realizados <text:span text:style-name="T2">menos ejercicio 10</text:span></text:p>
      <text:p text:style-name="P3"><text:soft-page-break/></text:p>
      <text:p text:style-name="P6">Ejercicio 1</text:p>
      <text:p text:style-name="P8"/>
      <text:p text:style-name="P9">clc </text:p>
      <text:p text:style-name="P9"/>
      <text:p text:style-name="P9">A=[ 1 0 -1; 1 1 2; 0 1 1];</text:p>
      <text:p text:style-name="P9">B=[ 2 1 1; 0 0 3; 1 -1 1];</text:p>
      <text:p text:style-name="P9"/>
      <text:p text:style-name="P9">%a)</text:p>
      <text:p text:style-name="P9">fprintf('Apartado a)\n');</text:p>
      <text:p text:style-name="P9"/>
      <text:p text:style-name="P9">A*B</text:p>
      <text:p text:style-name="P9">B*A</text:p>
      <text:p text:style-name="P9"/>
      <text:p text:style-name="P9">%Los resultados no coinciden. Era previsible ya que el producto</text:p>
      <text:p text:style-name="P9">%de matrices no es commutativo</text:p>
      <text:p text:style-name="P9"/>
      <text:p text:style-name="P9">%b)</text:p>
      <text:p text:style-name="P9">fprintf('Apartado b)\n');</text:p>
      <text:p text:style-name="P9"/>
      <text:p text:style-name="P9">(A+B)^2</text:p>
      <text:p text:style-name="P9">(A^2)+2*A*B+(B^2)</text:p>
      <text:p text:style-name="P9"/>
      <text:p text:style-name="P9">%Los resultados no coinciden. Era previsible ya que (x+y)² en matrices no</text:p>
      <text:p text:style-name="P9">%es lo mismo que x²+2xy+y² ya que no se cumple la propiedad commutativa </text:p>
      <text:p text:style-name="P9">%del producto. </text:p>
      <text:p text:style-name="P9"/>
      <text:p text:style-name="P9"/>
      <text:p text:style-name="P9">%c)</text:p>
      <text:p text:style-name="P9">fprintf('Apartado c)\n');</text:p>
      <text:p text:style-name="P9">(A+B)*(A-B)</text:p>
      <text:p text:style-name="P9">(A^2)-(B^2)</text:p>
      <text:p text:style-name="P9"/>
      <text:p text:style-name="P9">%Los resultados no coinciden. Era previsible ya que son operaciones</text:p>
      <text:p text:style-name="P9">%totalmente distintas que no tienen igualdad ninguna, ni cumplen ninguna</text:p>
      <text:p text:style-name="P9">%propiedad la propiedad commutativa ya que a*b no es igual que b*a.</text:p>
      <text:p text:style-name="P8"/>
      <text:p text:style-name="P8"><text:soft-page-break/></text:p>
      <text:p text:style-name="P8"/>
      <text:p text:style-name="P6">Ejercicio 2</text:p>
      <text:p text:style-name="P4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6">Ejercicio 3</text:p>
      <text:p text:style-name="P4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">Ejercicio 4</text:p>
      <text:p text:style-name="P10"/>
      <text:p text:style-name="P10"/>
      <text:p text:style-name="P10"/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<text:soft-page-break/></text:p>
      <text:p text:style-name="P6">Ejercicio 5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6">Ejercicio 6</text:p>
      <text:p text:style-name="P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0"><text:soft-page-break/></text:p>
      <text:p text:style-name="P10"/>
      <text:p text:style-name="P10"/>
      <text:p text:style-name="P6">Ejercicio 7</text:p>
      <text:p text:style-name="P16"/>
      <text:p text:style-name="P16"><text:s text:c="4"/></text:p>
      <text:p text:style-name="P16"><text:s text:c="3"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0"/>
      <text:p text:style-name="P10"/>
      <text:p text:style-name="P6">Ejercicio 8</text:p>
      <text:p text:style-name="P10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2"/>
      <text:p text:style-name="P10"/>
      <text:p text:style-name="P6">Ejercicio 9</text:p>
      <text:p text:style-name="P10"/>
      <text:p text:style-name="P10"/>
      <text:p text:style-name="P10"><text:s text:c="2"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7">Ejercicio <text:span text:style-name="T1">10</text:span>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1:03:57.614103383</meta:creation-date>
    <dc:date>2015-04-07T21:27:08.878975099</dc:date>
    <meta:editing-duration>PT16M36S</meta:editing-duration>
    <meta:editing-cycles>8</meta:editing-cycles>
    <meta:generator>LibreOffice/4.2.6.3$Linux_X86_64 LibreOffice_project/420m0$Build-3</meta:generator>
    <meta:document-statistic meta:table-count="0" meta:image-count="0" meta:object-count="0" meta:page-count="8" meta:paragraph-count="41" meta:word-count="148" meta:character-count="870" meta:non-whitespace-character-count="752"/>
  </office:meta>
</office:document-meta>
</file>